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Test_browserCompatible.test_array_wri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ngTest_browserCompatible.test_array_writer_2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ngTest_browserCompatible.test_ma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ngTest_browserCompatible.test_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